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>
        <style:tab-stops>
          <style:tab-stop style:type="center" style:position="3.3583in"/>
          <style:tab-stop style:type="right" style:position="6.675in"/>
          <style:tab-stop style:type="right" style:position="6.693in"/>
        </style:tab-stops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Réponse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Réponsealgo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Réponse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font-name-complex="Times New Roman"/>
    </style:style>
    <style:style style:name="P17" style:parent-style-name="Réponse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Réponse" style:family="paragraph">
      <style:text-properties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style:font-name-complex="Times New Roman"/>
    </style:style>
    <style:style style:name="P20" style:parent-style-name="Standard" style:family="paragraph">
      <style:text-properties fo:font-weight="bold" style:font-weight-asian="bold"/>
    </style:style>
    <style:style style:name="P21" style:parent-style-name="Code" style:family="paragraph">
      <style:text-properties style:font-name="Times New Roman" style:font-name-complex="Times New Roman"/>
    </style:style>
    <style:style style:name="P22" style:parent-style-name="Code" style:family="paragraph">
      <style:text-properties style:font-name="Times New Roman" style:font-name-complex="Times New Roman"/>
    </style:style>
    <style:style style:name="P23" style:parent-style-name="Code" style:family="paragraph">
      <style:text-properties style:font-name="Times New Roman" style:font-name-complex="Times New Roman"/>
    </style:style>
    <style:style style:name="P24" style:parent-style-name="Code" style:family="paragraph">
      <style:text-properties style:font-name="Times New Roman" style:font-name-complex="Times New Roman"/>
    </style:style>
    <style:style style:name="P25" style:parent-style-name="Code" style:family="paragraph">
      <style:text-properties style:font-name="Times New Roman" style:font-name-complex="Times New Roman"/>
    </style:style>
    <style:style style:name="P26" style:parent-style-name="Code" style:family="paragraph">
      <style:text-properties style:font-name="Times New Roman" style:font-name-complex="Times New Roman"/>
    </style:style>
    <style:style style:name="P27" style:parent-style-name="Code" style:family="paragraph">
      <style:text-properties style:font-name="Times New Roman" style:font-name-complex="Times New Roman"/>
    </style:style>
    <style:style style:name="P28" style:parent-style-name="Code" style:family="paragraph">
      <style:text-properties style:font-name="Times New Roman" style:font-name-complex="Times New Roman"/>
    </style:style>
    <style:style style:name="P29" style:parent-style-name="Code" style:family="paragraph">
      <style:text-properties style:font-name="Times New Roman" style:font-name-complex="Times New Roman"/>
    </style:style>
    <style:style style:name="P30" style:parent-style-name="Code" style:family="paragraph">
      <style:text-properties style:font-name="Times New Roman" style:font-name-complex="Times New Roman"/>
    </style:style>
    <style:style style:name="P31" style:parent-style-name="Code" style:family="paragraph">
      <style:text-properties style:font-name="Times New Roman" style:font-name-complex="Times New Roman"/>
    </style:style>
    <style:style style:name="P32" style:parent-style-name="Code" style:family="paragraph">
      <style:text-properties style:font-name="Times New Roman" style:font-name-complex="Times New Roman"/>
    </style:style>
    <style:style style:name="P33" style:parent-style-name="Code" style:family="paragraph">
      <style:text-properties style:font-name="Times New Roman" style:font-name-complex="Times New Roman"/>
    </style:style>
    <style:style style:name="P34" style:parent-style-name="Code" style:family="paragraph">
      <style:text-properties style:font-name="Times New Roman" style:font-name-complex="Times New Roman"/>
    </style:style>
    <style:style style:name="P35" style:parent-style-name="Code" style:family="paragraph">
      <style:text-properties style:font-name="Times New Roman" style:font-name-complex="Times New Roman"/>
    </style:style>
    <style:style style:name="P36" style:parent-style-name="Code" style:family="paragraph">
      <style:text-properties style:font-name="Times New Roman" style:font-name-complex="Times New Roman"/>
    </style:style>
    <style:style style:name="P37" style:parent-style-name="Code" style:family="paragraph">
      <style:text-properties style:font-name="Times New Roman" style:font-name-complex="Times New Roman"/>
    </style:style>
    <style:style style:name="P38" style:parent-style-name="Code" style:family="paragraph">
      <style:text-properties style:font-name="Times New Roman" style:font-name-complex="Times New Roman"/>
    </style:style>
    <style:style style:name="P39" style:parent-style-name="Code" style:family="paragraph">
      <style:text-properties style:font-name="Times New Roman" style:font-name-complex="Times New Roman"/>
    </style:style>
    <style:style style:name="P40" style:parent-style-name="Code" style:family="paragraph">
      <style:text-properties style:font-name="Times New Roman" style:font-name-complex="Times New Roman"/>
    </style:style>
    <style:style style:name="P41" style:parent-style-name="Code" style:family="paragraph">
      <style:text-properties style:font-name="Times New Roman" style:font-name-complex="Times New Roman"/>
    </style:style>
    <style:style style:name="P42" style:parent-style-name="Code" style:family="paragraph">
      <style:text-properties style:font-name="Times New Roman" style:font-name-complex="Times New Roman"/>
    </style:style>
    <style:style style:name="P43" style:parent-style-name="Code" style:family="paragraph">
      <style:text-properties style:font-name="Times New Roman" style:font-name-complex="Times New Roman"/>
    </style:style>
    <style:style style:name="P44" style:parent-style-name="Code" style:family="paragraph">
      <style:text-properties style:font-name="Times New Roman" style:font-name-complex="Times New Roman"/>
    </style:style>
    <style:style style:name="P45" style:parent-style-name="Code" style:family="paragraph">
      <style:text-properties style:font-name="Times New Roman" style:font-name-complex="Times New Roman"/>
    </style:style>
    <style:style style:name="P46" style:parent-style-name="Code" style:family="paragraph">
      <style:text-properties style:font-name="Times New Roman" style:font-name-complex="Times New Roman"/>
    </style:style>
    <style:style style:name="P47" style:parent-style-name="Code" style:family="paragraph">
      <style:text-properties style:font-name="Times New Roman" style:font-name-complex="Times New Roman"/>
    </style:style>
    <style:style style:name="P48" style:parent-style-name="Code" style:family="paragraph">
      <style:text-properties style:font-name="Times New Roman" style:font-name-complex="Times New Roman"/>
    </style:style>
    <style:style style:name="P49" style:parent-style-name="Code" style:family="paragraph">
      <style:text-properties style:font-name="Times New Roman" style:font-name-complex="Times New Roman"/>
    </style:style>
    <style:style style:name="P50" style:parent-style-name="Code" style:family="paragraph">
      <style:text-properties style:font-name="Times New Roman" style:font-name-complex="Times New Roman"/>
    </style:style>
    <style:style style:name="P51" style:parent-style-name="Code" style:family="paragraph">
      <style:text-properties style:font-name="Times New Roman" style:font-name-complex="Times New Roman"/>
    </style:style>
    <style:style style:name="P52" style:parent-style-name="Code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Le Berre<text:tab/><text:span text:style-name="T3">Module M1102</text:span><text:tab/>Université de Bretagne Sud<text:tab/></text:p>
      <text:p text:style-name="P4">Samuel<text:tab/><text:span text:style-name="T5">TP</text:span><text:span text:style-name="T6">6 : boucle imbriquée</text:span><text:tab/>IUT de Vannes</text:p>
      <text:p text:style-name="P7">Groupe<text:s/>A2<text:tab/><text:span text:style-name="T8">14/10/16</text:span><text:tab/>DUT Info 1A<text:tab/></text:p>
      <text:p text:style-name="Standard"/>
      <text:h text:style-name="Titre1" text:outline-level="1">Exercice 1</text:h>
      <text:p text:style-name="P9">Sujet</text:p>
      <text:p text:style-name="P10">1.Compléter la boucle interne de la procédure. Évidemment, la méthode de construction des boucles doit être utilisée.<text:s/></text:p>
      <text:p text:style-name="P11">2. Rendre la conception méthodique de la procédure, son code, le code de la procé- dure de test et les tests d’éxécution.</text:p>
      <text:p text:style-name="Standard"/>
      <text:p text:style-name="P12">Réponse</text:p>
      <text:p text:style-name="P13">Principe :</text:p>
      <text:p text:style-name="Réponse"><text:tab/>Algorithme qui parcours un tableau en comparant toute ses valeurs à la valeur saisie.</text:p>
      <text:p text:style-name="Réponse"/>
      <text:p text:style-name="P14">Corps :</text:p>
      <text:p text:style-name="Réponsealgo"><text:tab/>si (valeur[i] &lt; valeur[j])</text:p>
      <text:p text:style-name="Réponsealgo"><text:tab/><text:tab/><text:tab/>tmp := valeur[i];</text:p>
      <text:p text:style-name="Réponsealgo"><text:tab/><text:tab/><text:tab/>valeur[i] := valeur[j];</text:p>
      <text:p text:style-name="Réponsealgo"><text:tab/><text:tab/><text:tab/>valeur[j] := tmp;</text:p>
      <text:p text:style-name="Réponsealgo"><text:tab/><text:tab/>finsi</text:p>
      <text:p text:style-name="Réponsealgo"><text:tab/><text:tab/>j := j+1;</text:p>
      <text:p text:style-name="Réponse"/>
      <text:p text:style-name="P15">Initialisation :</text:p>
      <text:p text:style-name="Réponse"><text:tab/><text:span text:style-name="T16">j := 0;</text:span></text:p>
      <text:p text:style-name="Réponse"/>
      <text:p text:style-name="P17">Sortie :</text:p>
      <text:p text:style-name="Réponse"><text:tab/>j == i </text:p>
      <text:p text:style-name="Réponse"/>
      <text:p text:style-name="P18">Continuation :</text:p>
      <text:p text:style-name="Réponse"><text:tab/><text:span text:style-name="T19">j &lt;&gt; i</text:span></text:p>
      <text:p text:style-name="Standard"/>
      <text:p text:style-name="P20">Code</text:p>
      <text:p text:style-name="P21">procedure ordre(par_ref tableau_de entier valeur, entier i)</text:p>
      <text:p text:style-name="P22">var</text:p>
      <text:p text:style-name="P23"><text:tab/>entier j;</text:p>
      <text:p text:style-name="P24"><text:tab/>entier tmp;</text:p>
      <text:p text:style-name="P25">debut</text:p>
      <text:p text:style-name="P26"><text:tab/>j := 0;</text:p>
      <text:p text:style-name="P27"><text:tab/>tantque(j&lt;&gt;i)</text:p>
      <text:p text:style-name="P28"><text:tab/><text:tab/>si (valeur[i] &lt; valeur[j])</text:p>
      <text:p text:style-name="P29"><text:tab/><text:tab/><text:tab/>tmp := valeur[i];</text:p>
      <text:p text:style-name="P30"><text:tab/><text:tab/><text:tab/>valeur[i] := valeur[j];</text:p>
      <text:p text:style-name="P31"><text:tab/><text:tab/><text:tab/>valeur[j] := tmp;</text:p>
      <text:p text:style-name="P32"><text:tab/><text:tab/>finsi</text:p>
      <text:p text:style-name="P33"><text:tab/><text:tab/>j := j+1;</text:p>
      <text:p text:style-name="P34"><text:tab/>fintantque</text:p>
      <text:p text:style-name="P35">fin</text:p>
      <text:p text:style-name="P36"/>
      <text:p text:style-name="P37">procedure testOrdre()</text:p>
      <text:p text:style-name="P38">var</text:p>
      <text:p text:style-name="P39"><text:tab/>entier LG_TAB := 4;</text:p>
      <text:p text:style-name="P40"><text:tab/>tableau_de entier valeur[LG_TAB];</text:p>
      <text:p text:style-name="P41"><text:tab/>entier i;</text:p>
      <text:p text:style-name="P42">debut</text:p>
      <text:p text:style-name="P43"><text:tab/>valeur[0] := 1;</text:p>
      <text:soft-page-break/>
      <text:p text:style-name="P44"><text:tab/>valeur[1] := 2;</text:p>
      <text:p text:style-name="P45"><text:tab/>valeur[2] := 4;</text:p>
      <text:p text:style-name="P46"><text:tab/>valeur[3] := 3;</text:p>
      <text:p text:style-name="P47"><text:tab/>ordre(@valeur,3);</text:p>
      <text:p text:style-name="P48"><text:tab/></text:p>
      <text:p text:style-name="P49"><text:tab/>pour i := 0 à 3 pas 1</text:p>
      <text:p text:style-name="P50"><text:tab/><text:tab/>afficher(valeur[i] + " ");</text:p>
      <text:p text:style-name="P51"><text:tab/>finpour</text:p>
      <text:p text:style-name="P52">fin</text:p>
      <text:p text:style-name="Normal"/>
      <text:p text:style-name="Normal">Résultat</text:p>
      <text:p text:style-name="Réponsealgo"/>
      <text:p text:style-name="Réponsealgo"/>
      <text:p text:style-name="Réponsealg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éponse" style:display-name="Réponse" style:family="paragraph" style:parent-style-name="Standard">
      <style:paragraph-properties fo:border="0.0034in solid #000000" fo:padding="0.0138in" style:shadow="none" fo:text-align="justify"/>
      <style:text-properties fo:font-size="10.5pt" style:font-size-asian="10.5pt" fo:hyphenate="false"/>
    </style:style>
    <style:style style:name="Code" style:display-name="Code" style:family="paragraph" style:parent-style-name="Standard">
      <style:paragraph-properties fo:border="0.0034in solid #000000" fo:padding="0.0138in" style:shadow="none" fo:background-color="#E6E6FF"/>
      <style:text-properties style:font-name="Courier 10 Pitch" fo:font-size="10.5pt" style:font-size-asian="10.5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éponsealgo" style:display-name="Réponsealgo" style:family="paragraph" style:parent-style-name="Code">
      <style:paragraph-properties fo:background-color="#FFFFFF"/>
      <style:text-properties style:font-name="Times New Roman" style:font-name-complex="Times New Roman" fo:hyphenate="false"/>
    </style:style>
    <style:style style:name="StandardCar" style:display-name="Standard Car" style:family="text" style:parent-style-name="Policepardéfaut"/>
    <style:style style:name="CodeCar" style:display-name="Code Car" style:family="text" style:parent-style-name="StandardCar">
      <style:text-properties style:font-name="Courier 10 Pitch" fo:font-size="10.5pt" style:font-size-asian="10.5pt" fo:background-color="#E6E6FF"/>
    </style:style>
    <style:style style:name="RéponsealgoCar" style:display-name="Réponsealgo Car" style:family="text" style:parent-style-name="CodeCar">
      <style:text-properties style:font-name="Courier 10 Pitch" style:font-name-complex="Times New Roman" fo:font-size="10.5pt" style:font-size-asian="10.5pt" fo:background-color="#FFFFFF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am </meta:initial-creator>
    <dc:creator>Samuel</dc:creator>
    <meta:creation-date>2014-09-08T15:17:00Z</meta:creation-date>
    <dc:date>2016-10-13T20:44:00Z</dc:date>
    <meta:template xlink:href="Normal" xlink:type="simple"/>
    <meta:editing-cycles>8</meta:editing-cycles>
    <meta:editing-duration>PT4680S</meta:editing-duration>
    <meta:document-statistic meta:page-count="2" meta:paragraph-count="2" meta:word-count="186" meta:character-count="1211" meta:row-count="8" meta:non-whitespace-character-count="1027"/>
  </office:meta>
</office:document-meta>
</file>